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c50" officeooo:paragraph-rsid="0014213e"/>
    </style:style>
    <style:style style:name="T1" style:family="text">
      <style:text-properties officeooo:rsid="0014213e"/>
    </style:style>
    <style:style style:name="T2" style:family="text">
      <style:text-properties officeooo:rsid="00157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conio.h&gt;</text:p>
      <text:p text:style-name="P1">void main()</text:p>
      <text:p text:style-name="P1">{</text:p>
      <text:p text:style-name="P1">int a=<text:span text:style-name="T1">4</text:span>,b=<text:span text:style-name="T2">4</text:span>,c;</text:p>
      <text:p text:style-name="P1">clrscr();</text:p>
      <text:p text:style-name="P1">c=a/b;</text:p>
      <text:p text:style-name="P1">printf(“the <text:span text:style-name="T1">division </text:span>is%d”,&amp;c);</text:p>
      <text:p text:style-name="P1">getch();</text:p>
      <text:p text:style-name="P1"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50:01.471666122</meta:creation-date>
    <dc:date>2018-05-08T11:13:33.192878593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1" meta:word-count="16" meta:character-count="124" meta:non-whitespace-character-count="119"/>
  </office:meta>
</office:document-meta>
</file>